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">
      <style:table-cell-properties fo:background-color="transparent" fo:border="none"/>
    </style:style>
    <style:style style:name="ce3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/>
      <table:table table:name="maximal-series-by-pow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2-maximal</text:p>
          </table:table-cell>
          <table:table-cell/>
          <table:table-cell office:value-type="string" calcext:value-type="string">
            <text:p>3-maximal</text:p>
          </table:table-cell>
          <table:table-cell/>
          <table:table-cell office:value-type="string" calcext:value-type="string">
            <text:p>4-maxim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table:formula="of:=SQRT([.C7]/[.B6])" office:value-type="percentage" office:value="0.447213595499958" calcext:value-type="percentage">
            <text:p>44.72%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table:formula="of:=SQRT([.C8]/[.B7])" office:value-type="percentage" office:value="0.654653670707977" calcext:value-type="percentage">
            <text:p>65.47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SQRT([.C9]/[.B8])" office:value-type="percentage" office:value="0.554700196225229" calcext:value-type="percentage">
            <text:p>55.47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3" table:formula="of:=SQRT([.C10]/[.B9])" office:value-type="percentage" office:value="0.361157559257308" calcext:value-type="percentage">
            <text:p>36.12%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3" table:formula="of:=SQRT([.C11]/[.B10])" office:value-type="percentage" office:value="0.304997140665209" calcext:value-type="percentage">
            <text:p>30.50%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style-name="ce3" table:formula="of:=SQRT([.C12]/[.B11])" office:value-type="percentage" office:value="0.382970843102535" calcext:value-type="percentage">
            <text:p>38.30%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table:style-name="ce3" table:formula="of:=SQRT([.C13]/[.B12])" office:value-type="percentage" office:value="0.362473255998106" calcext:value-type="percentage">
            <text:p>36.25%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table:style-name="ce3" table:formula="of:=SQRT([.C14]/[.B13])" office:value-type="percentage" office:value="0.293725228409004" calcext:value-type="percentage">
            <text:p>29.37%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872" calcext:value-type="float">
            <text:p>872</text:p>
          </table:table-cell>
          <table:table-cell office:value-type="float" office:value="39" calcext:value-type="float">
            <text:p>39</text:p>
          </table:table-cell>
          <table:table-cell table:style-name="ce3" table:formula="of:=SQRT([.C15]/[.B14])" office:value-type="percentage" office:value="0.289916753806901" calcext:value-type="percentage">
            <text:p>28.99%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612" calcext:value-type="float">
            <text:p>1,612</text:p>
          </table:table-cell>
          <table:table-cell office:value-type="float" office:value="63" calcext:value-type="float">
            <text:p>63</text:p>
          </table:table-cell>
          <table:table-cell table:style-name="ce3" table:formula="of:=SQRT([.C16]/[.B15])" office:value-type="percentage" office:value="0.268789334650797" calcext:value-type="percentage">
            <text:p>26.88%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3030" calcext:value-type="float">
            <text:p>3,030</text:p>
          </table:table-cell>
          <table:table-cell office:value-type="float" office:value="112" calcext:value-type="float">
            <text:p>112</text:p>
          </table:table-cell>
          <table:table-cell table:style-name="ce3" table:formula="of:=SQRT([.C17]/[.B16])" office:value-type="percentage" office:value="0.26358852059334" calcext:value-type="percentage">
            <text:p>26.36%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5709" calcext:value-type="float">
            <text:p>5,709</text:p>
          </table:table-cell>
          <table:table-cell office:value-type="float" office:value="189" calcext:value-type="float">
            <text:p>189</text:p>
          </table:table-cell>
          <table:table-cell table:style-name="ce3" table:formula="of:=SQRT([.C18]/[.B17])" office:value-type="percentage" office:value="0.249752352589044" calcext:value-type="percentage">
            <text:p>24.98%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10749" calcext:value-type="float">
            <text:p>10,749</text:p>
          </table:table-cell>
          <table:table-cell office:value-type="float" office:value="360" calcext:value-type="float">
            <text:p>360</text:p>
          </table:table-cell>
          <table:table-cell table:style-name="ce3" table:formula="of:=SQRT([.C19]/[.B18])" office:value-type="percentage" office:value="0.251114175136098" calcext:value-type="percentage">
            <text:p>25.11%</text:p>
          </table:table-cell>
          <table:table-cell office:value-type="float" office:value="1" calcext:value-type="float">
            <text:p>1</text:p>
          </table:table-cell>
          <table:table-cell table:style-name="ce3" table:formula="of:=SQRT(SQRT([.E19]/[.C18]))" office:value-type="percentage" office:value="0.269702237190074" calcext:value-type="percentage">
            <text:p>26.97%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0390" calcext:value-type="float">
            <text:p>20,390</text:p>
          </table:table-cell>
          <table:table-cell office:value-type="float" office:value="591" calcext:value-type="float">
            <text:p>591</text:p>
          </table:table-cell>
          <table:table-cell table:style-name="ce3" table:formula="of:=SQRT([.C20]/[.B19])" office:value-type="percentage" office:value="0.234482107585122" calcext:value-type="percentage">
            <text:p>23.45%</text:p>
          </table:table-cell>
          <table:table-cell office:value-type="float" office:value="4" calcext:value-type="float">
            <text:p>4</text:p>
          </table:table-cell>
          <table:table-cell table:style-name="ce3" table:formula="of:=SQRT(SQRT([.E20]/[.C19]))" office:value-type="percentage" office:value="0.324667915475099" calcext:value-type="percentage">
            <text:p>32.47%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8635" calcext:value-type="float">
            <text:p>38,635</text:p>
          </table:table-cell>
          <table:table-cell office:value-type="float" office:value="1064" calcext:value-type="float">
            <text:p>1064</text:p>
          </table:table-cell>
          <table:table-cell table:style-name="ce3" table:formula="of:=SQRT([.C21]/[.B20])" office:value-type="percentage" office:value="0.228434766123094" calcext:value-type="percentage">
            <text:p>22.84%</text:p>
          </table:table-cell>
          <table:table-cell office:value-type="float" office:value="6" calcext:value-type="float">
            <text:p>6</text:p>
          </table:table-cell>
          <table:table-cell table:style-name="ce3" table:formula="of:=SQRT(SQRT([.E21]/[.C20]))" office:value-type="percentage" office:value="0.317424864136343" calcext:value-type="percentage">
            <text:p>31.74%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73586" calcext:value-type="float">
            <text:p>73,586</text:p>
          </table:table-cell>
          <table:table-cell office:value-type="float" office:value="1850" calcext:value-type="float">
            <text:p>1850</text:p>
          </table:table-cell>
          <table:table-cell table:style-name="ce3" table:formula="of:=SQRT([.C22]/[.B21])" office:value-type="percentage" office:value="0.218824228471672" calcext:value-type="percentage">
            <text:p>21.88%</text:p>
          </table:table-cell>
          <table:table-cell office:value-type="float" office:value="6" calcext:value-type="float">
            <text:p>6</text:p>
          </table:table-cell>
          <table:table-cell table:style-name="ce3" table:formula="of:=SQRT(SQRT([.E22]/[.C21]))" office:value-type="percentage" office:value="0.274032709996934" calcext:value-type="percentage">
            <text:p>27.40%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140336" calcext:value-type="float">
            <text:p>140,336</text:p>
          </table:table-cell>
          <table:table-cell office:value-type="float" office:value="3144" calcext:value-type="float">
            <text:p>3144</text:p>
          </table:table-cell>
          <table:table-cell table:style-name="ce3" table:formula="of:=SQRT([.C23]/[.B22])" office:value-type="percentage" office:value="0.206701520171013" calcext:value-type="percentage">
            <text:p>20.67%</text:p>
          </table:table-cell>
          <table:table-cell office:value-type="float" office:value="15" calcext:value-type="float">
            <text:p>15</text:p>
          </table:table-cell>
          <table:table-cell table:style-name="ce3" table:formula="of:=SQRT(SQRT([.E23]/[.C22]))" office:value-type="percentage" office:value="0.300075046910185" calcext:value-type="percentage">
            <text:p>30.01%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268216" calcext:value-type="float">
            <text:p>268,216</text:p>
          </table:table-cell>
          <table:table-cell office:value-type="float" office:value="5672" calcext:value-type="float">
            <text:p>5672</text:p>
          </table:table-cell>
          <table:table-cell table:style-name="ce3" table:formula="of:=SQRT([.C24]/[.B23])" office:value-type="percentage" office:value="0.201040503959099" calcext:value-type="percentage">
            <text:p>20.10%</text:p>
          </table:table-cell>
          <table:table-cell office:value-type="float" office:value="23" calcext:value-type="float">
            <text:p>23</text:p>
          </table:table-cell>
          <table:table-cell table:style-name="ce3" table:formula="of:=SQRT(SQRT([.E24]/[.C23]))" office:value-type="percentage" office:value="0.292456531267569" calcext:value-type="percentage">
            <text:p>29.25%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513708" calcext:value-type="float">
            <text:p>513,708</text:p>
          </table:table-cell>
          <table:table-cell office:value-type="float" office:value="10166" calcext:value-type="float">
            <text:p>10166</text:p>
          </table:table-cell>
          <table:table-cell table:style-name="ce3" table:formula="of:=SQRT([.C25]/[.B24])" office:value-type="percentage" office:value="0.194685098835052" calcext:value-type="percentage">
            <text:p>19.47%</text:p>
          </table:table-cell>
          <table:table-cell office:value-type="float" office:value="34" calcext:value-type="float">
            <text:p>34</text:p>
          </table:table-cell>
          <table:table-cell table:style-name="ce3" table:formula="of:=SQRT(SQRT([.E25]/[.C24]))" office:value-type="percentage" office:value="0.278250320802271" calcext:value-type="percentage">
            <text:p>27.83%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985818" calcext:value-type="float">
            <text:p>985,818</text:p>
          </table:table-cell>
          <table:table-cell office:value-type="float" office:value="18009" calcext:value-type="float">
            <text:p>18009</text:p>
          </table:table-cell>
          <table:table-cell table:style-name="ce3" table:formula="of:=SQRT([.C26]/[.B25])" office:value-type="percentage" office:value="0.187234827322532" calcext:value-type="percentage">
            <text:p>18.72%</text:p>
          </table:table-cell>
          <table:table-cell office:value-type="float" office:value="67" calcext:value-type="float">
            <text:p>67</text:p>
          </table:table-cell>
          <table:table-cell table:style-name="ce3" table:formula="of:=SQRT(SQRT([.E26]/[.C25]))" office:value-type="percentage" office:value="0.284925405045784" calcext:value-type="percentage">
            <text:p>28.49%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894120" calcext:value-type="float">
            <text:p>1,894,120</text:p>
          </table:table-cell>
          <table:table-cell office:value-type="float" office:value="32593" calcext:value-type="float">
            <text:p>32593</text:p>
          </table:table-cell>
          <table:table-cell table:style-name="ce3" table:formula="of:=SQRT([.C27]/[.B26])" office:value-type="percentage" office:value="0.181829270563606" calcext:value-type="percentage">
            <text:p>18.18%</text:p>
          </table:table-cell>
          <table:table-cell office:value-type="float" office:value="128" calcext:value-type="float">
            <text:p>128</text:p>
          </table:table-cell>
          <table:table-cell table:style-name="ce3" table:formula="of:=SQRT(SQRT([.E27]/[.C26]))" office:value-type="percentage" office:value="0.290355524008913" calcext:value-type="percentage">
            <text:p>29.04%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8826" calcext:value-type="float">
            <text:p>58826</text:p>
          </table:table-cell>
          <table:table-cell table:style-name="ce3" table:formula="of:=SQRT([.C28]/[.B27])" office:value-type="percentage" office:value="0.176230435477568" calcext:value-type="percentage">
            <text:p>17.62%</text:p>
          </table:table-cell>
          <table:table-cell office:value-type="float" office:value="204" calcext:value-type="float">
            <text:p>204</text:p>
          </table:table-cell>
          <table:table-cell table:style-name="ce3" table:formula="of:=SQRT(SQRT([.E28]/[.C27]))" office:value-type="percentage" office:value="0.281271971779575" calcext:value-type="percentage">
            <text:p>28.13%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06632" calcext:value-type="float">
            <text:p>106632</text:p>
          </table:table-cell>
          <table:table-cell table:style-name="ce3"/>
          <table:table-cell office:value-type="float" office:value="358" calcext:value-type="float">
            <text:p>358</text:p>
          </table:table-cell>
          <table:table-cell table:style-name="ce3" table:formula="of:=SQRT(SQRT([.E29]/[.C28]))" office:value-type="percentage" office:value="0.279304817791894" calcext:value-type="percentage">
            <text:p>27.93%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95005" calcext:value-type="float">
            <text:p>195005</text:p>
          </table:table-cell>
          <table:table-cell table:style-name="ce3"/>
          <table:table-cell office:value-type="float" office:value="596" calcext:value-type="float">
            <text:p>596</text:p>
          </table:table-cell>
          <table:table-cell table:style-name="ce3" table:formula="of:=SQRT(SQRT([.E30]/[.C29]))" office:value-type="percentage" office:value="0.273425916305096" calcext:value-type="percentage">
            <text:p>27.34%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54541" calcext:value-type="float">
            <text:p>354541</text:p>
          </table:table-cell>
          <table:table-cell table:style-name="ce3"/>
          <table:table-cell office:value-type="float" office:value="1049" calcext:value-type="float">
            <text:p>1049</text:p>
          </table:table-cell>
          <table:table-cell table:style-name="ce3" table:formula="of:=SQRT(SQRT([.E31]/[.C30]))" office:value-type="percentage" office:value="0.270821061065586" calcext:value-type="percentage">
            <text:p>27.08%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648686" calcext:value-type="float">
            <text:p>648686</text:p>
          </table:table-cell>
          <table:table-cell table:style-name="ce3"/>
          <table:table-cell office:value-type="float" office:value="1860" calcext:value-type="float">
            <text:p>1860</text:p>
          </table:table-cell>
          <table:table-cell table:style-name="ce3" table:formula="of:=SQRT(SQRT([.E32]/[.C31]))" office:value-type="percentage" office:value="0.269129695315312" calcext:value-type="percentage">
            <text:p>26.91%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187501" calcext:value-type="float">
            <text:p>1187501</text:p>
          </table:table-cell>
          <table:table-cell table:style-name="ce3"/>
          <table:table-cell office:value-type="float" office:value="3190" calcext:value-type="float">
            <text:p>3190</text:p>
          </table:table-cell>
          <table:table-cell table:style-name="ce3" table:formula="of:=SQRT(SQRT([.E33]/[.C32]))" office:value-type="percentage" office:value="0.264812840338359" calcext:value-type="percentage">
            <text:p>26.48%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182871" calcext:value-type="float">
            <text:p>2182871</text:p>
          </table:table-cell>
          <table:table-cell table:style-name="ce3"/>
          <table:table-cell office:value-type="float" office:value="5628" calcext:value-type="float">
            <text:p>5628</text:p>
          </table:table-cell>
          <table:table-cell table:style-name="ce3" table:formula="of:=SQRT(SQRT([.E34]/[.C33]))" office:value-type="percentage" office:value="0.262379576161887" calcext:value-type="percentage">
            <text:p>26.24%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025457" calcext:value-type="float">
            <text:p>4025457</text:p>
          </table:table-cell>
          <table:table-cell table:style-name="ce3"/>
          <table:table-cell office:value-type="float" office:value="9820" calcext:value-type="float">
            <text:p>9820</text:p>
          </table:table-cell>
          <table:table-cell table:style-name="ce3" table:formula="of:=SQRT(SQRT([.E35]/[.C34]))" office:value-type="percentage" office:value="0.258982759570884" calcext:value-type="percentage">
            <text:p>25.90%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435020" calcext:value-type="float">
            <text:p>7435020</text:p>
          </table:table-cell>
          <table:table-cell table:style-name="ce3"/>
          <table:table-cell office:value-type="float" office:value="17402" calcext:value-type="float">
            <text:p>17402</text:p>
          </table:table-cell>
          <table:table-cell table:style-name="ce3" table:formula="of:=SQRT(SQRT([.E36]/[.C35]))" office:value-type="percentage" office:value="0.256416514878052" calcext:value-type="percentage">
            <text:p>25.64%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3758224" calcext:value-type="float">
            <text:p>13758224</text:p>
          </table:table-cell>
          <table:table-cell table:style-name="ce3"/>
          <table:table-cell office:value-type="float" office:value="31011" calcext:value-type="float">
            <text:p>31011</text:p>
          </table:table-cell>
          <table:table-cell table:style-name="ce3" table:formula="of:=SQRT(SQRT([.E37]/[.C36]))" office:value-type="percentage" office:value="0.254131445931784" calcext:value-type="percentage">
            <text:p>25.41%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5528004" calcext:value-type="float">
            <text:p>25528004</text:p>
          </table:table-cell>
          <table:table-cell table:style-name="ce3"/>
          <table:table-cell office:value-type="float" office:value="54810" calcext:value-type="float">
            <text:p>54810</text:p>
          </table:table-cell>
          <table:table-cell table:style-name="ce3" table:formula="of:=SQRT(SQRT([.E38]/[.C37]))" office:value-type="percentage" office:value="0.251231653396396" calcext:value-type="percentage">
            <text:p>25.12%</text:p>
          </table:table-cell>
          <table:table-cell office:value-type="float" office:value="1" calcext:value-type="float">
            <text:p>1</text:p>
          </table:table-cell>
          <table:table-cell table:style-name="ce3" table:formula="of:=SQRT(SQRT(SQRT([.G38]/[.E37])))" office:value-type="percentage" office:value="0.274511490982888" calcext:value-type="percentage">
            <text:p>27.45%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47455713" calcext:value-type="float">
            <text:p>47455713</text:p>
          </table:table-cell>
          <table:table-cell table:style-name="ce3"/>
          <table:table-cell office:value-type="float" office:value="97280" calcext:value-type="float">
            <text:p>97280</text:p>
          </table:table-cell>
          <table:table-cell table:style-name="ce3" table:formula="of:=SQRT(SQRT([.E39]/[.C38]))" office:value-type="percentage" office:value="0.248457250951622" calcext:value-type="percentage">
            <text:p>24.85%</text:p>
          </table:table-cell>
          <table:table-cell office:value-type="float" office:value="1" calcext:value-type="float">
            <text:p>1</text:p>
          </table:table-cell>
          <table:table-cell table:style-name="ce3" table:formula="of:=SQRT(SQRT(SQRT([.G39]/[.E38])))" office:value-type="percentage" office:value="0.25564807373592" calcext:value-type="percentage">
            <text:p>25.56%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8350942" calcext:value-type="float">
            <text:p>88350942</text:p>
          </table:table-cell>
          <table:table-cell table:style-name="ce3"/>
          <table:table-cell office:value-type="float" office:value="173286" calcext:value-type="float">
            <text:p>173286</text:p>
          </table:table-cell>
          <table:table-cell table:style-name="ce3" table:formula="of:=SQRT(SQRT([.E40]/[.C39]))" office:value-type="percentage" office:value="0.245820865549795" calcext:value-type="percentage">
            <text:p>24.58%</text:p>
          </table:table-cell>
          <table:table-cell/>
          <table:table-cell table:style-name="ce3" table:formula="of:=SQRT(SQRT(SQRT([.G40]/[.E39]))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64845963" calcext:value-type="float">
            <text:p>164845963</text:p>
          </table:table-cell>
          <table:table-cell table:style-name="ce3"/>
          <table:table-cell office:value-type="float" office:value="308243" calcext:value-type="float">
            <text:p>308243</text:p>
          </table:table-cell>
          <table:table-cell table:style-name="ce3" table:formula="of:=SQRT(SQRT([.E41]/[.C40]))" office:value-type="percentage" office:value="0.243035944525905" calcext:value-type="percentage">
            <text:p>24.30%</text:p>
          </table:table-cell>
          <table:table-cell/>
          <table:table-cell table:style-name="ce3" table:formula="of:=SQRT(SQRT(SQRT([.G41]/[.E40]))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8006948" calcext:value-type="float">
            <text:p>308006948</text:p>
          </table:table-cell>
          <table:table-cell table:style-name="ce3"/>
          <table:table-cell office:value-type="float" office:value="550820" calcext:value-type="float">
            <text:p>550820</text:p>
          </table:table-cell>
          <table:table-cell table:style-name="ce3" table:formula="of:=SQRT(SQRT([.E42]/[.C41]))" office:value-type="percentage" office:value="0.240426783435963" calcext:value-type="percentage">
            <text:p>24.04%</text:p>
          </table:table-cell>
          <table:table-cell office:value-type="float" office:value="1" calcext:value-type="float">
            <text:p>1</text:p>
          </table:table-cell>
          <table:table-cell table:style-name="ce3" table:formula="of:=SQRT(SQRT(SQRT([.G42]/[.E41])))" office:value-type="percentage" office:value="0.206010021361256" calcext:value-type="percentage">
            <text:p>20.60%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72270256" calcext:value-type="float">
            <text:p>272270256</text:p>
          </table:table-cell>
          <table:table-cell table:style-name="ce3"/>
          <table:table-cell office:value-type="float" office:value="983972" calcext:value-type="float">
            <text:p>983972</text:p>
          </table:table-cell>
          <table:table-cell table:style-name="ce3" table:formula="of:=SQRT(SQRT([.E43]/[.C42]))" office:value-type="percentage" office:value="0.237741805579075" calcext:value-type="percentage">
            <text:p>23.77%</text:p>
          </table:table-cell>
          <table:table-cell office:value-type="float" office:value="7" calcext:value-type="float">
            <text:p>7</text:p>
          </table:table-cell>
          <table:table-cell table:style-name="ce3" table:formula="of:=SQRT(SQRT(SQRT([.G43]/[.E42])))" office:value-type="percentage" office:value="0.24434926802578" calcext:value-type="percentage">
            <text:p>24.43%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842872" calcext:value-type="float">
            <text:p>842872</text:p>
          </table:table-cell>
          <table:table-cell table:style-name="ce3" table:formula="of:=SQRT(SQRT([.E44]/[.C43]))" office:value-type="percentage" office:value="0.23587958597021" calcext:value-type="percentage">
            <text:p>23.59%</text:p>
          </table:table-cell>
          <table:table-cell office:value-type="float" office:value="9" calcext:value-type="float">
            <text:p>9</text:p>
          </table:table-cell>
          <table:table-cell table:style-name="ce3" table:formula="of:=SQRT(SQRT(SQRT([.G44]/[.E43])))" office:value-type="percentage" office:value="0.234507896502971" calcext:value-type="percentage">
            <text:p>23.45%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ce3" table:formula="of:=SQRT(SQRT(SQRT([.G45]/[.E44])))" office:value-type="percentage" office:value="0.239089283380522" calcext:value-type="percentage">
            <text:p>23.91%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5-11T19:43:22.666873041</meta:print-date>
    <dc:date>2019-05-12T08:37:25.227765706</dc:date>
    <meta:editing-duration>PT55M44S</meta:editing-duration>
    <meta:editing-cycles>1</meta:editing-cycles>
    <meta:document-statistic meta:table-count="1" meta:cell-count="195" meta:object-count="0"/>
    <meta:generator>LibreOffice/5.0.3.2$Linux_X86_64 LibreOffice_project/00m0$Build-2</meta:generator>
  </office:meta>
</office:document-meta>
</file>